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1cm"/>
    </style:style>
    <style:style style:name="co2" style:family="table-column">
      <style:table-column-properties fo:break-before="auto" style:column-width="9.156cm"/>
    </style:style>
    <style:style style:name="co3" style:family="table-column">
      <style:table-column-properties fo:break-before="auto" style:column-width="4.217cm"/>
    </style:style>
    <style:style style:name="co4" style:family="table-column">
      <style:table-column-properties fo:break-before="auto" style:column-width="3.46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>
          <table:table-cell table:style-name="Default" office:value-type="string">
            <text:p>Preproject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Date</text:p>
          </table:table-cell>
          <table:table-cell office:value-type="string">
            <text:p>Task description</text:p>
          </table:table-cell>
          <table:table-cell office:value-type="string">
            <text:p>Time (hours)</text:p>
          </table:table-cell>
          <table:table-cell office:value-type="string">
            <text:p>Project part ID</text:p>
          </table:table-cell>
          <table:table-cell table:number-columns-repeated="252"/>
        </table:table-row>
        <table:table-row table:style-name="ro1">
          <table:table-cell office:value-type="date" office:date-value="2008-08-11">
            <text:p>11.08.08</text:p>
          </table:table-cell>
          <table:table-cell office:value-type="string">
            <text:p>Studying MS Project, Creating Pre-Project plan</text:p>
          </table:table-cell>
          <table:table-cell office:value-type="float" office:value="2.5">
            <text:p>2.5</text:p>
          </table:table-cell>
          <table:table-cell office:value-type="string">
            <text:p>Management</text:p>
          </table:table-cell>
          <table:table-cell table:number-columns-repeated="252"/>
        </table:table-row>
        <table:table-row table:style-name="ro1">
          <table:table-cell office:value-type="date" office:date-value="2008-08-12">
            <text:p>12.08.08</text:p>
          </table:table-cell>
          <table:table-cell office:value-type="string">
            <text:p>Creating Document Templates</text:p>
          </table:table-cell>
          <table:table-cell office:value-type="float" office:value="3">
            <text:p>3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08-12">
            <text:p>12.08.08</text:p>
          </table:table-cell>
          <table:table-cell office:value-type="string">
            <text:p>Documenting WLAN Testdrive on train</text:p>
          </table:table-cell>
          <table:table-cell office:value-type="float" office:value="2">
            <text:p>2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08-28">
            <text:p>28.08.08</text:p>
          </table:table-cell>
          <table:table-cell office:value-type="string">
            <text:p>WLAN and GPS feasibility measurement</text:p>
          </table:table-cell>
          <table:table-cell office:value-type="float" office:value="3">
            <text:p>3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09">
            <text:p>09.09.08</text:p>
          </table:table-cell>
          <table:table-cell office:value-type="string">
            <text:p>Getting positioning data about Swisscom Hotspots in Station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18">
            <text:p>18.09.08</text:p>
          </table:table-cell>
          <table:table-cell office:value-type="string">
            <text:p>Analysation of available track data of swiss railways</text:p>
          </table:table-cell>
          <table:table-cell office:value-type="float" office:value="3">
            <text:p>3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20">
            <text:p>20.09.08</text:p>
          </table:table-cell>
          <table:table-cell office:value-type="string">
            <text:p>Evaluating GPS Hard- and Software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29">
            <text:p>29.09.08</text:p>
          </table:table-cell>
          <table:table-cell office:value-type="string">
            <text:p>Evaluating Inertial hardware</text:p>
          </table:table-cell>
          <table:table-cell office:value-type="float" office:value="8">
            <text:p>8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30">
            <text:p>30.09.08</text:p>
          </table:table-cell>
          <table:table-cell office:value-type="string">
            <text:p>Discussing Power consumption, ordering Hardware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30">
            <text:p>30.09.08</text:p>
          </table:table-cell>
          <table:table-cell office:value-type="string">
            <text:p>Evaluating Inertial hardware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1">
            <text:p>01.10.08</text:p>
          </table:table-cell>
          <table:table-cell office:value-type="string">
            <text:p>Discussing Existing Inertial system with PCH</text:p>
          </table:table-cell>
          <table:table-cell office:value-type="float" office:value="1.5">
            <text:p>1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1">
            <text:p>01.10.08</text:p>
          </table:table-cell>
          <table:table-cell office:value-type="string">
            <text:p>Discussing existing Post Processing with Michele</text:p>
          </table:table-cell>
          <table:table-cell office:value-type="float" office:value="0.5">
            <text:p>0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1">
            <text:p>01.10.08</text:p>
          </table:table-cell>
          <table:table-cell office:value-type="string">
            <text:p>Ordering ublox GPS Hardware</text:p>
          </table:table-cell>
          <table:table-cell office:value-type="float" office:value="0.5">
            <text:p>0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1">
            <text:p>01.10.08</text:p>
          </table:table-cell>
          <table:table-cell office:value-type="string">
            <text:p>Documenting Inertial systems</text:p>
          </table:table-cell>
          <table:table-cell office:value-type="float" office:value="2">
            <text:p>2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10-02">
            <text:p>02.10.08</text:p>
          </table:table-cell>
          <table:table-cell office:value-type="string">
            <text:p>Evaluating more inertial systems and price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3">
            <text:p>03.10.08</text:p>
          </table:table-cell>
          <table:table-cell office:value-type="string">
            <text:p>Evaluating more inertial systems and price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6">
            <text:p>06.10.08</text:p>
          </table:table-cell>
          <table:table-cell office:value-type="string">
            <text:p>Finishing Dok of feasibility study</text:p>
          </table:table-cell>
          <table:table-cell office:value-type="float" office:value="8">
            <text:p>8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10-09">
            <text:p>09.10.08</text:p>
          </table:table-cell>
          <table:table-cell office:value-type="string">
            <text:p>Evaluating Inertial hardware</text:p>
          </table:table-cell>
          <table:table-cell office:value-type="float" office:value="4">
            <text:p>4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14">
            <text:p>14.10.08</text:p>
          </table:table-cell>
          <table:table-cell office:value-type="string">
            <text:p>Research about AHRS and Kalman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 table:number-rows-repeated="8">
          <table:table-cell table:number-columns-repeated="256"/>
        </table:table-row>
        <table:table-row table:style-name="ro1" table:number-rows-repeated="2">
          <table:table-cell table:style-name="Default"/>
          <table:table-cell table:number-columns-repeated="255"/>
        </table:table-row>
        <table:table-row table:style-name="ro1">
          <table:table-cell table:style-name="Default" office:value-type="string">
            <text:p>SRS</text:p>
          </table:table-cell>
          <table:table-cell table:number-columns-repeated="255"/>
        </table:table-row>
        <table:table-row table:style-name="ro1">
          <table:table-cell office:value-type="date" office:date-value="2008-09-20">
            <text:p>20.09.08</text:p>
          </table:table-cell>
          <table:table-cell office:value-type="string">
            <text:p>Writing parts of the SR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3">
            <text:p>03.10.08</text:p>
          </table:table-cell>
          <table:table-cell office:value-type="string">
            <text:p>Analysation of the current solution</text:p>
          </table:table-cell>
          <table:table-cell office:value-type="float" office:value="6">
            <text:p>6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13">
            <text:p>13.10.08</text:p>
          </table:table-cell>
          <table:table-cell office:value-type="string">
            <text:p>Description of current and new solution</text:p>
          </table:table-cell>
          <table:table-cell office:value-type="float" office:value="8.5">
            <text:p>8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17">
            <text:p>17.10.08</text:p>
          </table:table-cell>
          <table:table-cell office:value-type="string">
            <text:p>Mindmap of SRS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0">
            <text:p>20.10.08</text:p>
          </table:table-cell>
          <table:table-cell office:value-type="string">
            <text:p>Writing the SRS, Section 1 and 2</text:p>
          </table:table-cell>
          <table:table-cell office:value-type="float" office:value="8">
            <text:p>8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1">
            <text:p>21.10.08</text:p>
          </table:table-cell>
          <table:table-cell office:value-type="string">
            <text:p>Writing SRS part 3</text:p>
          </table:table-cell>
          <table:table-cell office:value-type="float" office:value="10">
            <text:p>10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2">
            <text:p>22.10.08</text:p>
          </table:table-cell>
          <table:table-cell office:value-type="string">
            <text:p>Fixing SRS</text:p>
          </table:table-cell>
          <table:table-cell office:value-type="float" office:value="1.5">
            <text:p>1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4">
            <text:p>24.10.08</text:p>
          </table:table-cell>
          <table:table-cell office:value-type="string">
            <text:p>CR's from supervisor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2">
          <table:table-cell office:value-type="date" office:date-value="2008-10-27">
            <text:p>27.10.08</text:p>
          </table:table-cell>
          <table:table-cell office:value-type="string">
            <text:p>Time Schedule MS Project</text:p>
          </table:table-cell>
          <table:table-cell office:value-type="float" office:value="7.5">
            <text:p>7.5</text:p>
          </table:table-cell>
          <table:table-cell office:value-type="string">
            <text:p>Management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Default" office:value-type="string">
            <text:p>Diploma Work</text:p>
          </table:table-cell>
          <table:table-cell table:number-columns-repeated="255"/>
        </table:table-row>
        <table:table-row table:style-name="ro1">
          <table:table-cell office:value-type="date" office:date-value="2008-08-12">
            <text:p>12.08.08</text:p>
          </table:table-cell>
          <table:table-cell office:value-type="string">
            <text:p>Studing existing WLAN solutions</text:p>
          </table:table-cell>
          <table:table-cell office:value-type="float" office:value="3">
            <text:p>3</text:p>
          </table:table-cell>
          <table:table-cell office:value-type="string">
            <text:p>Research</text:p>
          </table:table-cell>
          <table:table-cell table:number-columns-repeated="252"/>
        </table:table-row>
        <table:table-row table:style-name="ro1">
          <table:table-cell office:value-type="date" office:date-value="2008-11-12">
            <text:p>12.11.08</text:p>
          </table:table-cell>
          <table:table-cell office:value-type="string">
            <text:p>Design of the Thesis Presentation, noting Guidelines</text:p>
          </table:table-cell>
          <table:table-cell office:value-type="float" office:value="1">
            <text:p>1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10-09">
            <text:p>09.10.08</text:p>
          </table:table-cell>
          <table:table-cell office:value-type="string">
            <text:p>Kick-Off Meeting</text:p>
          </table:table-cell>
          <table:table-cell office:value-type="float" office:value="3">
            <text:p>3</text:p>
          </table:table-cell>
          <table:table-cell office:value-type="string">
            <text:p>Management</text:p>
          </table:table-cell>
          <table:table-cell table:number-columns-repeated="252"/>
        </table:table-row>
        <table:table-row table:style-name="ro1">
          <table:table-cell office:value-type="date" office:date-value="2008-10-15">
            <text:p>15.10.08</text:p>
          </table:table-cell>
          <table:table-cell office:value-type="string">
            <text:p>Designing Data flow for phase 1 and 2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17">
            <text:p>17.10.08</text:p>
          </table:table-cell>
          <table:table-cell office:value-type="string">
            <text:p>Icon design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5">
            <text:p>25.10.08</text:p>
          </table:table-cell>
          <table:table-cell office:value-type="string">
            <text:p>Evaluating Placelab</text:p>
          </table:table-cell>
          <table:table-cell office:value-type="float" office:value="1">
            <text:p>1</text:p>
          </table:table-cell>
          <table:table-cell office:value-type="string">
            <text:p>Research</text:p>
          </table:table-cell>
          <table:table-cell table:number-columns-repeated="252"/>
        </table:table-row>
        <table:table-row table:style-name="ro1" table:number-rows-repeated="6">
          <table:table-cell table:style-name="Default"/>
          <table:table-cell table:number-columns-repeated="255"/>
        </table:table-row>
        <table:table-row table:style-name="ro1">
          <table:table-cell table:style-name="ce2"/>
          <table:table-cell table:style-name="ce2" office:value-type="string">
            <text:p>SUMME</text:p>
          </table:table-cell>
          <table:table-cell table:style-name="ce2" table:formula="oooc:=SUM([.C3:.C56])" office:value-type="float" office:value="107.5">
            <text:p>107.5</text:p>
          </table:table-cell>
          <table:table-cell table:style-name="ce2" table:number-columns-repeated="253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7">27.10.2008</text:date>, <text:time>17:4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Marcel Suter</meta:initial-creator>
    <meta:creation-date>2008-08-11T16:27:19</meta:creation-date>
    <dc:creator>Marcel Suter</dc:creator>
    <dc:date>2008-10-27T17:49:30</dc:date>
    <meta:editing-cycles>34</meta:editing-cycles>
    <meta:editing-duration>PT30M19S</meta:editing-duration>
    <meta:user-defined meta:name="Info 1"/>
    <meta:user-defined meta:name="Info 2"/>
    <meta:user-defined meta:name="Info 3"/>
    <meta:user-defined meta:name="Info 4"/>
    <meta:document-statistic meta:table-count="3" meta:cell-count="145"/>
  </office:meta>
</office:document-meta>
</file>